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35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PoesPPowerNode_Onderdelenlij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Hoeveelheid</text:p>
          </table:table-cell>
          <table:table-cell office:value-type="string" calcext:value-type="string">
            <text:p>Wat is het</text:p>
          </table:table-cell>
          <table:table-cell office:value-type="string" calcext:value-type="string">
            <text:p>Bestelnummer</text:p>
          </table:table-cell>
          <table:table-cell office:value-type="string" calcext:value-type="string">
            <text:p>leverancier</text:p>
          </table:table-cell>
          <table:table-cell office:value-type="string" calcext:value-type="string">
            <text:p>opm</text:p>
          </table:table-cell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CT118F 1000:1</text:p>
          </table:table-cell>
          <table:table-cell office:value-type="string" calcext:value-type="string">
            <text:p>ZMCT118F</text:p>
          </table:table-cell>
          <table:table-cell office:value-type="string" calcext:value-type="string">
            <text:p>Aliexpress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/>
          <table:table-cell office:value-type="string" calcext:value-type="string">
            <text:p>Adafruit / arrow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S627</text:p>
          </table:table-cell>
          <table:table-cell office:value-type="float" office:value="2547284" calcext:value-type="float">
            <text:p>2547284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78E3.3-0.5</text:p>
          </table:table-cell>
          <table:table-cell office:value-type="float" office:value="2218602" calcext:value-type="float">
            <text:p>2218602</text:p>
          </table:table-cell>
          <table:table-cell office:value-type="string" calcext:value-type="string">
            <text:p>Farnell. RS:777-3291</text:p>
          </table:table-cell>
          <table:table-cell office:value-type="string" calcext:value-type="string">
            <text:p>OPT, alleen bij Wroom</text:p>
          </table:table-cell>
        </table:table-row>
        <table:table-row table:style-name="ro1">
          <table:table-cell office:value-type="string" calcext:value-type="string">
            <text:p>P10,P11,P2,P3,P5,P6,P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_OPT</text:p>
          </table:table-cell>
          <table:table-cell office:value-type="float" office:value="2522443" calcext:value-type="float">
            <text:p>2522443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C5,C10,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float" office:value="2522443" calcext:value-type="float">
            <text:p>2522443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float" office:value="8126240" calcext:value-type="float">
            <text:p>8126240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2u2_OPT</text:p>
          </table:table-cell>
          <table:table-cell office:value-type="float" office:value="2429358" calcext:value-type="float">
            <text:p>2429358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C4,C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float" office:value="2429358" calcext:value-type="float">
            <text:p>2429358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C6,C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_MAINS</text:p>
          </table:table-cell>
          <table:table-cell office:value-type="string" calcext:value-type="string">
            <text:p>MKS4-1000 10N2</text:p>
          </table:table-cell>
          <table:table-cell table:style-name="ce3" office:value-type="string" calcext:value-type="string">
            <text:p>Reichelt: MKS4-1000 10N2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RTLED</text:p>
          </table:table-cell>
          <table:table-cell office:value-type="string" calcext:value-type="string">
            <text:p>LED 105 A R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uitenkant kastje krijgt 2 led’s</text:p>
            <text:p>Dus koop er 2 per kastj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+</text:p>
          </table:table-cell>
          <table:table-cell office:value-type="float" office:value="2675152" calcext:value-type="float">
            <text:p>2675152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D4,D6,D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D5,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er_3v3</text:p>
          </table:table-cell>
          <table:table-cell office:value-type="float" office:value="1861479" calcext:value-type="float">
            <text:p>1861479</text:p>
          </table:table-cell>
          <table:table-cell office:value-type="string" calcext:value-type="string">
            <text:p>Farnell 1861479 / Reichelt BZX 55C3V3 VIS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5_POESP1.0</text:p>
          </table:table-cell>
          <table:table-cell office:value-type="string" calcext:value-type="string">
            <text:p>Pinheader Female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<text:s/>BC 847B SMD</text:p>
          </table:table-cell>
          <table:table-cell office:value-type="string" calcext:value-type="string">
            <text:p>Reichelt (of SMDshop, of Farnell)</text:p>
          </table:table-cell>
          <table:table-cell/>
        </table:table-row>
        <table:table-row table:style-name="ro1">
          <table:table-cell office:value-type="string" calcext:value-type="string">
            <text:p>R1,R2,R10,R17,R20,R21,R24,R30,R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3k 0805</text:p>
          </table:table-cell>
          <table:table-cell office:value-type="string" calcext:value-type="string">
            <text:p>Reichelt: SMD-0805 33,0K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3,R5,R15,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2 0805</text:p>
          </table:table-cell>
          <table:table-cell office:value-type="string" calcext:value-type="string">
            <text:p>Reichelt: SMD-0805 2,20K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15 0805</text:p>
          </table:table-cell>
          <table:table-cell table:style-name="ce1" office:value-type="float" office:value="2695089" calcext:value-type="float">
            <text:p>2695089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6,R7,R8,R9,R11,R12,R13,R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k 1206</text:p>
          </table:table-cell>
          <table:table-cell office:value-type="float" office:value="2447536" calcext:value-type="float">
            <text:p>2447536</text:p>
          </table:table-cell>
          <table:table-cell office:value-type="string" calcext:value-type="string">
            <text:p>SMDshop / Farnell / Reichelt: SMD 1/4W 68K</text:p>
          </table:table-cell>
          <table:table-cell/>
        </table:table-row>
        <table:table-row table:style-name="ro1">
          <table:table-cell office:value-type="string" calcext:value-type="string">
            <text:p>R18,R25,R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 0805</text:p>
          </table:table-cell>
          <table:table-cell office:value-type="string" calcext:value-type="string">
            <text:p>Reichelt: SMD-0805 330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19,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0805</text:p>
          </table:table-cell>
          <table:table-cell office:value-type="string" calcext:value-type="string">
            <text:p>Reichelt: SMD-0805 10,0K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R 1% 0805</text:p>
          </table:table-cell>
          <table:table-cell office:value-type="float" office:value="2447669" calcext:value-type="float">
            <text:p>2447669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ER-40.52</text:p>
          </table:table-cell>
          <table:table-cell office:value-type="string" calcext:value-type="string">
            <text:p>MSLSTOCK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SW1,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SLSTOCK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-LP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3023M DIP-6</text:p>
          </table:table-cell>
          <table:table-cell table:style-name="ce2" office:value-type="string" calcext:value-type="string">
            <text:p><text:a xlink:href="https://nl.farnell.com/on-semiconductor/moc3023-m/optocoupler-triac-driver/dp/1021367?st=MOC3023" xlink:type="simple">1021367</text:a>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33T3G_MountingTab</text:p>
          </table:table-cell>
          <table:table-cell table:number-columns-repeated="3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header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inheader Female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Pinheader</text:p>
          </table:table-cell>
          <table:table-cell office:value-type="string" calcext:value-type="string">
            <text:p>Generiek</text:p>
          </table:table-cell>
          <table:table-cell/>
        </table:table-row>
        <table:table-row table:style-name="ro2">
          <table:table-cell office:value-type="string" calcext:value-type="string">
            <text:p>J1,J2,J4,J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_Terminal_1x02</text:p>
          </table:table-cell>
          <table:table-cell/>
          <table:table-cell office:value-type="string" calcext:value-type="string">
            <text:p>Reichelt: RND 205-00232</text:p>
          </table:table-cell>
          <table:table-cell office:value-type="string" calcext:value-type="string">
            <text:p>Goedkoper dan farnell</text:p>
            <text:p>Zeker bij 10 powernodes</text:p>
          </table:table-cell>
        </table:table-row>
        <table:table-row table:style-name="ro1">
          <table:table-cell office:value-type="string" calcext:value-type="string">
            <text:p>J3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w_Terminal_1x03</text:p>
          </table:table-cell>
          <table:table-cell/>
          <table:table-cell office:value-type="string" calcext:value-type="string">
            <text:p>Reichelt: RND 205-00288</text:p>
          </table:table-cell>
          <table:table-cell office:value-type="string" calcext:value-type="string">
            <text:p>Goedkoper dan farnell</text:p>
          </table:table-cell>
        </table:table-row>
        <table:table-row table:style-name="ro1">
          <table:table-cell office:value-type="string" calcext:value-type="string">
            <text:p>R27,R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 1206</text:p>
          </table:table-cell>
          <table:table-cell office:value-type="float" office:value="2861948" calcext:value-type="float">
            <text:p>2861948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R 1206</text:p>
          </table:table-cell>
          <table:table-cell office:value-type="string" calcext:value-type="string">
            <text:p>SMD 1/4W 39</text:p>
          </table:table-cell>
          <table:table-cell office:value-type="string" calcext:value-type="string">
            <text:p>SMDshop / Farnell / Reichelt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1n4148</text:p>
          </table:table-cell>
          <table:table-cell office:value-type="float" office:value="2675147" calcext:value-type="float">
            <text:p>2675147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float" office:value="2675147" calcext:value-type="float">
            <text:p>2675147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TRIAC_AAG_BTA24-600BRWG</text:p>
          </table:table-cell>
          <table:table-cell office:value-type="float" office:value="1057284" calcext:value-type="float">
            <text:p>1057284</text:p>
          </table:table-cell>
          <table:table-cell office:value-type="string" calcext:value-type="string">
            <text:p>Farnell</text:p>
          </table:table-cell>
          <table:table-cell/>
        </table:table-row>
        <table:table-row table:style-name="ro1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ink_HLK-PM01</text:p>
          </table:table-cell>
          <table:table-cell office:value-type="string" calcext:value-type="string">
            <text:p>HLK-PM0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OPT, alleen bij Wroom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AT</text:p>
          </table:table-cell>
          <table:table-cell office:value-type="string" calcext:value-type="string">
            <text:p>F0.1AT</text:p>
          </table:table-cell>
          <table:table-cell office:value-type="string" calcext:value-type="string">
            <text:p>Generiek</text:p>
          </table:table-cell>
          <table:table-cell office:value-type="string" calcext:value-type="string">
            <text:p>OPT, alleen bij Wro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border="none" fo:padding="0mm" style:shadow="none" style:scale-to="10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-00-0000</text:date>, <text:time style:data-style-name="N2" text:time-value="20:28:51.11407652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Lucas </meta:printed-by>
    <meta:print-date>2018-10-18T22:10:02.216975414</meta:print-date>
    <dc:date>2018-10-21T21:11:06.310732221</dc:date>
    <dc:creator>Lucas </dc:creator>
    <meta:editing-duration>PT35M29S</meta:editing-duration>
    <meta:editing-cycles>7</meta:editing-cycles>
    <meta:generator>LibreOffice/5.2.7.2$Linux_X86_64 LibreOffice_project/20m0$Build-2</meta:generator>
    <meta:document-statistic meta:table-count="1" meta:cell-count="218" meta:object-count="0"/>
  </office:meta>
</office:document-meta>
</file>